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70.8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99mm"/>
    </style:style>
    <style:style style:name="co6" style:family="table-column">
      <style:table-column-properties fo:break-before="auto" style:column-width="180.27mm"/>
    </style:style>
    <style:style style:name="co7" style:family="table-column">
      <style:table-column-properties fo:break-before="auto" style:column-width="33.3mm"/>
    </style:style>
    <style:style style:name="co8" style:family="table-column">
      <style:table-column-properties fo:break-before="auto" style:column-width="3.81mm"/>
    </style:style>
    <style:style style:name="co9" style:family="table-column">
      <style:table-column-properties fo:break-before="auto" style:column-width="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7a19a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2e0a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2e0a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7a19a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2e0a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ext-properties fo:color="#ffffff"/>
    </style:style>
    <style:style style:name="ce36" style:family="table-cell" style:parent-style-name="Default" style:data-style-name="N110">
      <style:text-properties fo:font-weight="bold" style:font-weight-asian="bold" style:font-weight-complex="bold"/>
    </style:style>
    <style:style style:name="ce37" style:family="table-cell" style:parent-style-name="Default" style:data-style-name="N110">
      <style:text-properties fo:font-weight="normal" style:font-weight-asian="normal" style:font-weight-complex="normal"/>
    </style:style>
    <style:style style:name="ce38" style:family="table-cell" style:parent-style-name="Default" style:data-style-name="N109"/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7"/>
        <table:table-column table:style-name="co6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Asu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evice (couleur=support)</text:p>
          </table:table-cell>
          <table:table-cell table:style-name="ce3" office:value-type="string" calcext:value-type="string">
            <text:p>Codename</text:p>
          </table:table-cell>
          <table:table-cell table:style-name="ce3" office:value-type="string" calcext:value-type="string">
            <text:p>Type</text:p>
          </table:table-cell>
          <table:table-cell table:style-name="ce18" office:value-type="string" calcext:value-type="string">
            <text:p>ecran</text:p>
          </table:table-cell>
          <table:table-cell table:style-name="ce18" office:value-type="string" calcext:value-type="string">
            <text:p>sortie</text:p>
          </table:table-cell>
          <table:table-cell table:style-name="ce18" office:value-type="string" calcext:value-type="string">
            <text:p>eol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Z00A" xlink:type="simple">Zenfone 2 (1080p)</text:a></text:p>
          </table:table-cell>
          <table:table-cell table:style-name="ce5" office:value-type="string" calcext:value-type="string">
            <text:p><text:a xlink:href="https://wiki.lineageos.org/devices/Z00A" xlink:type="simple">Z00A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Asus_ZenFone#ZenFone_2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Z008" xlink:type="simple">Zenfone 2 (720p)</text:a></text:p>
          </table:table-cell>
          <table:table-cell table:style-name="ce5" office:value-type="string" calcext:value-type="string">
            <text:p><text:a xlink:href="https://wiki.lineageos.org/devices/Z008" xlink:type="simple">Z008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Asus_ZenFone#ZenFone_2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Z00D" xlink:type="simple">Zenfone 2 (ZE500CL)</text:a></text:p>
          </table:table-cell>
          <table:table-cell table:style-name="ce5" office:value-type="string" calcext:value-type="string">
            <text:p><text:a xlink:href="https://wiki.lineageos.org/devices/Z00D" xlink:type="simple">Z00D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Asus_ZenFone#ZenFone_2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Z00L" xlink:type="simple">Zenfone 2 Laser (720p)</text:a></text:p>
          </table:table-cell>
          <table:table-cell table:style-name="ce5" office:value-type="string" calcext:value-type="string">
            <text:p><text:a xlink:href="https://wiki.lineageos.org/devices/Z00L" xlink:type="simple">Z00L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Asus_ZenFone#ZenFone_2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Z00T" xlink:type="simple">Zenfone 2 Laser/Selfie (1080p)</text:a></text:p>
          </table:table-cell>
          <table:table-cell table:style-name="ce5" office:value-type="string" calcext:value-type="string">
            <text:p><text:a xlink:href="https://wiki.lineageos.org/devices/Z00T" xlink:type="simple">Z00T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Asus_ZenFone#ZenFone_2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I01WD" xlink:type="simple">Zenfone 6 (ZS630KL)</text:a></text:p>
          </table:table-cell>
          <table:table-cell table:style-name="ce5" office:value-type="string" calcext:value-type="string">
            <text:p><text:a xlink:href="https://wiki.lineageos.org/devices/I01WD" xlink:type="simple">I01WD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6.4" calcext:value-type="float">
            <text:p>6,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https://en.wikipedia.org/wiki/Asus_ZenFone#Sixth_generation_(2019)</text:p>
          </table:table-cell>
        </table:table-row>
        <table:table-row table:style-name="ro1">
          <table:table-cell table:style-name="ce7" office:value-type="string" calcext:value-type="string">
            <text:p>'&gt;&gt;&gt;&gt;&gt;</text:p>
          </table:table-cell>
          <table:table-cell table:style-name="ce12" office:value-type="string" calcext:value-type="string">
            <text:p><text:a xlink:href="https://wiki.lineageos.org/devices/X00TD" xlink:type="simple">Zenfone Max Pro M1</text:a></text:p>
          </table:table-cell>
          <table:table-cell table:style-name="ce5" office:value-type="string" calcext:value-type="string">
            <text:p><text:a xlink:href="https://wiki.lineageos.org/devices/X00TD" xlink:type="simple">X00TD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99" calcext:value-type="float">
            <text:p>5,99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https://en.wikipedia.org/wiki/Asus_Zenfone_Max_Pro_M1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P024" xlink:type="simple">ZenPad 8.0 (Z380KL)</text:a></text:p>
          </table:table-cell>
          <table:table-cell table:style-name="ce5" office:value-type="string" calcext:value-type="string">
            <text:p><text:a xlink:href="https://wiki.lineageos.org/devices/P024" xlink:type="simple">P024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Google<text:a xlink:href="https://wiki.lineageos.org/devices/#google" xlink:type="simple"> </text:a>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evice (couleur=support)</text:p>
          </table:table-cell>
          <table:table-cell table:style-name="ce3" office:value-type="string" calcext:value-type="string">
            <text:p>Codename</text:p>
          </table:table-cell>
          <table:table-cell table:style-name="ce3" office:value-type="string" calcext:value-type="string">
            <text:p>Type</text:p>
          </table:table-cell>
          <table:table-cell table:style-name="ce18" office:value-type="string" calcext:value-type="string">
            <text:p>ecran</text:p>
          </table:table-cell>
          <table:table-cell table:style-name="ce18" office:value-type="string" calcext:value-type="string">
            <text:p>sortie</text:p>
          </table:table-cell>
          <table:table-cell table:style-name="ce18" office:value-type="string" calcext:value-type="string">
            <text:p>eol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seed" xlink:type="simple">Android One 2nd Gen</text:a></text:p>
          </table:table-cell>
          <table:table-cell table:style-name="ce5" office:value-type="string" calcext:value-type="string">
            <text:p><text:a xlink:href="https://wiki.lineageos.org/devices/seed" xlink:type="simple">seed</text:a></text:p>
          </table:table-cell>
          <table:table-cell table:style-name="ce5" office:value-type="string" calcext:value-type="string">
            <text:p>Phone</text:p>
          </table:table-cell>
          <table:table-cell table:style-name="ce19" table:number-columns-repeated="3"/>
          <table:table-cell office:value-type="string" calcext:value-type="string">
            <text:p>famille de devices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maguro" xlink:type="simple">Galaxy Nexus GSM</text:a></text:p>
          </table:table-cell>
          <table:table-cell table:style-name="ce5" office:value-type="string" calcext:value-type="string">
            <text:p><text:a xlink:href="https://wiki.lineageos.org/devices/maguro" xlink:type="simple">maguro</text:a></text:p>
          </table:table-cell>
          <table:table-cell table:style-name="ce5" office:value-type="string" calcext:value-type="string">
            <text:p>Phone</text:p>
          </table:table-cell>
          <table:table-cell table:style-name="ce19" office:value-type="float" office:value="4.65" calcext:value-type="float">
            <text:p>4,65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office:value-type="float" office:value="2012" calcext:value-type="float">
            <text:p>2012</text:p>
          </table:table-cell>
          <table:table-cell office:value-type="string" calcext:value-type="string">
            <text:p>https://fr.wikipedia.org/wiki/Galaxy_Nexus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toroplus" xlink:type="simple">Galaxy Nexus LTE (Sprint)</text:a></text:p>
          </table:table-cell>
          <table:table-cell table:style-name="ce5" office:value-type="string" calcext:value-type="string">
            <text:p><text:a xlink:href="https://wiki.lineageos.org/devices/toroplus" xlink:type="simple">toroplus</text:a></text:p>
          </table:table-cell>
          <table:table-cell table:style-name="ce5" office:value-type="string" calcext:value-type="string">
            <text:p>Phone</text:p>
          </table:table-cell>
          <table:table-cell table:style-name="ce19" office:value-type="float" office:value="4.65" calcext:value-type="float">
            <text:p>4,65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office:value-type="float" office:value="2012" calcext:value-type="float">
            <text:p>2012</text:p>
          </table:table-cell>
          <table:table-cell office:value-type="string" calcext:value-type="string">
            <text:p>https://fr.wikipedia.org/wiki/Galaxy_Nexus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toro" xlink:type="simple">Galaxy Nexus LTE (Verizon)</text:a></text:p>
          </table:table-cell>
          <table:table-cell table:style-name="ce5" office:value-type="string" calcext:value-type="string">
            <text:p><text:a xlink:href="https://wiki.lineageos.org/devices/toro" xlink:type="simple">toro</text:a></text:p>
          </table:table-cell>
          <table:table-cell table:style-name="ce5" office:value-type="string" calcext:value-type="string">
            <text:p>Phone</text:p>
          </table:table-cell>
          <table:table-cell table:style-name="ce19" office:value-type="float" office:value="4.65" calcext:value-type="float">
            <text:p>4,65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office:value-type="float" office:value="2012" calcext:value-type="float">
            <text:p>2012</text:p>
          </table:table-cell>
          <table:table-cell office:value-type="string" calcext:value-type="string">
            <text:p>https://fr.wikipedia.org/wiki/Galaxy_Nexus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manta" xlink:type="simple">Nexus 10</text:a></text:p>
          </table:table-cell>
          <table:table-cell table:style-name="ce5" office:value-type="string" calcext:value-type="string">
            <text:p><text:a xlink:href="https://wiki.lineageos.org/devices/manta" xlink:type="simple">manta</text:a></text:p>
          </table:table-cell>
          <table:table-cell table:style-name="ce5" office:value-type="string" calcext:value-type="string">
            <text:p>Tablet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2014" calcext:value-type="float">
            <text:p>2014</text:p>
          </table:table-cell>
          <table:table-cell office:value-type="string" calcext:value-type="string">
            <text:p>https://fr.wikipedia.org/wiki/Nexus_10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mako" xlink:type="simple">Nexus 4</text:a></text:p>
          </table:table-cell>
          <table:table-cell table:style-name="ce5" office:value-type="string" calcext:value-type="string">
            <text:p><text:a xlink:href="https://wiki.lineageos.org/devices/mako" xlink:type="simple">mako</text:a></text:p>
          </table:table-cell>
          <table:table-cell table:style-name="ce5" office:value-type="string" calcext:value-type="string">
            <text:p>Phone</text:p>
          </table:table-cell>
          <table:table-cell table:style-name="ce19" office:value-type="float" office:value="4.7" calcext:value-type="float">
            <text:p>4,7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2013" calcext:value-type="float">
            <text:p>2013</text:p>
          </table:table-cell>
          <table:table-cell office:value-type="string" calcext:value-type="string">
            <text:p>https://fr.wikipedia.org/wiki/Nexus_4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hammerhead" xlink:type="simple">Nexus 5</text:a></text:p>
          </table:table-cell>
          <table:table-cell table:style-name="ce5" office:value-type="string" calcext:value-type="string">
            <text:p><text:a xlink:href="https://wiki.lineageos.org/devices/hammerhead" xlink:type="simple">hammerhead</text:a></text:p>
          </table:table-cell>
          <table:table-cell table:style-name="ce5" office:value-type="string" calcext:value-type="string">
            <text:p>Phone</text:p>
          </table:table-cell>
          <table:table-cell table:style-name="ce19" office:value-type="float" office:value="4.95" calcext:value-type="float">
            <text:p>4,95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2015" calcext:value-type="float">
            <text:p>2015</text:p>
          </table:table-cell>
          <table:table-cell office:value-type="string" calcext:value-type="string">
            <text:p>https://fr.wikipedia.org/wiki/Nexus_5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bullhead" xlink:type="simple">Nexus 5X</text:a></text:p>
          </table:table-cell>
          <table:table-cell table:style-name="ce5" office:value-type="string" calcext:value-type="string">
            <text:p><text:a xlink:href="https://wiki.lineageos.org/devices/bullhead" xlink:type="simple">bullhead</text:a></text:p>
          </table:table-cell>
          <table:table-cell table:style-name="ce5" office:value-type="string" calcext:value-type="string">
            <text:p>Phone</text:p>
          </table:table-cell>
          <table:table-cell table:style-name="ce19" office:value-type="float" office:value="5.2" calcext:value-type="float">
            <text:p>5,2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/>
          <table:table-cell office:value-type="string" calcext:value-type="string">
            <text:p>https://fr.wikipedia.org/wiki/Nexus_5X</text:p>
          </table:table-cell>
        </table:table-row>
        <table:table-row table:style-name="ro1">
          <table:table-cell table:style-name="ce1"/>
          <table:table-cell table:style-name="ce13" office:value-type="string" calcext:value-type="string">
            <text:p><text:a xlink:href="https://wiki.lineageos.org/devices/shamu" xlink:type="simple">Nexus 6</text:a></text:p>
          </table:table-cell>
          <table:table-cell table:style-name="ce6" office:value-type="string" calcext:value-type="string">
            <text:p><text:a xlink:href="https://wiki.lineageos.org/devices/shamu" xlink:type="simple">shamu</text:a></text:p>
          </table:table-cell>
          <table:table-cell table:style-name="ce5" office:value-type="string" calcext:value-type="string">
            <text:p>Phablet</text:p>
          </table:table-cell>
          <table:table-cell table:style-name="ce19" office:value-type="float" office:value="5.96" calcext:value-type="float">
            <text:p>5,96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2014" calcext:value-type="float">
            <text:p>2014</text:p>
          </table:table-cell>
          <table:table-cell office:value-type="string" calcext:value-type="string">
            <text:p>https://fr.wikipedia.org/wiki/Nexus_6</text:p>
          </table:table-cell>
        </table:table-row>
        <table:table-row table:style-name="ro1">
          <table:table-cell table:style-name="ce1"/>
          <table:table-cell table:style-name="ce13" office:value-type="string" calcext:value-type="string">
            <text:p><text:a xlink:href="https://wiki.lineageos.org/devices/angler" xlink:type="simple">Nexus 6P</text:a></text:p>
          </table:table-cell>
          <table:table-cell table:style-name="ce6" office:value-type="string" calcext:value-type="string">
            <text:p><text:a xlink:href="https://wiki.lineageos.org/devices/angler" xlink:type="simple">angler</text:a></text:p>
          </table:table-cell>
          <table:table-cell table:style-name="ce5" office:value-type="string" calcext:value-type="string">
            <text:p>Phablet</text:p>
          </table:table-cell>
          <table:table-cell table:style-name="ce19" office:value-type="float" office:value="5.7" calcext:value-type="float">
            <text:p>5,7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2016" calcext:value-type="float">
            <text:p>2016</text:p>
          </table:table-cell>
          <table:table-cell office:value-type="string" calcext:value-type="string">
            <text:p>https://fr.wikipedia.org/wiki/Nexus_6P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deb" xlink:type="simple">Nexus 7 (LTE, 2013 version)</text:a></text:p>
          </table:table-cell>
          <table:table-cell table:style-name="ce5" office:value-type="string" calcext:value-type="string">
            <text:p><text:a xlink:href="https://wiki.lineageos.org/devices/deb" xlink:type="simple">deb</text:a></text:p>
          </table:table-cell>
          <table:table-cell table:style-name="ce5" office:value-type="string" calcext:value-type="string">
            <text:p>Phablet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2014" calcext:value-type="float">
            <text:p>2014</text:p>
          </table:table-cell>
          <table:table-cell office:value-type="string" calcext:value-type="string">
            <text:p>https://fr.wikipedia.org/wiki/Nexus_7_(2013)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flo" xlink:type="simple">Nexus 7 (Wi-Fi, 2013 version)</text:a></text:p>
          </table:table-cell>
          <table:table-cell table:style-name="ce5" office:value-type="string" calcext:value-type="string">
            <text:p><text:a xlink:href="https://wiki.lineageos.org/devices/flo" xlink:type="simple">flo</text:a></text:p>
          </table:table-cell>
          <table:table-cell table:style-name="ce5" office:value-type="string" calcext:value-type="string">
            <text:p>Tablet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2014" calcext:value-type="float">
            <text:p>2014</text:p>
          </table:table-cell>
          <table:table-cell office:value-type="string" calcext:value-type="string">
            <text:p>https://fr.wikipedia.org/wiki/Nexus_7_(2013)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flounder_lte" xlink:type="simple">Nexus 9 (LTE)</text:a></text:p>
          </table:table-cell>
          <table:table-cell table:style-name="ce5" office:value-type="string" calcext:value-type="string">
            <text:p><text:a xlink:href="https://wiki.lineageos.org/devices/flounder_lte" xlink:type="simple">flounder_lte</text:a></text:p>
          </table:table-cell>
          <table:table-cell table:style-name="ce5" office:value-type="string" calcext:value-type="string">
            <text:p>Tablet</text:p>
          </table:table-cell>
          <table:table-cell table:style-name="ce19" office:value-type="float" office:value="8.9" calcext:value-type="float">
            <text:p>8,9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string" calcext:value-type="string">
            <text:p>…</text:p>
          </table:table-cell>
          <table:table-cell office:value-type="string" calcext:value-type="string">
            <text:p>https://fr.wikipedia.org/wiki/Nexus_9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flounder" xlink:type="simple">Nexus 9 (Wi-Fi)</text:a></text:p>
          </table:table-cell>
          <table:table-cell table:style-name="ce5" office:value-type="string" calcext:value-type="string">
            <text:p><text:a xlink:href="https://wiki.lineageos.org/devices/flounder" xlink:type="simple">flounder</text:a></text:p>
          </table:table-cell>
          <table:table-cell table:style-name="ce5" office:value-type="string" calcext:value-type="string">
            <text:p>Tablet</text:p>
          </table:table-cell>
          <table:table-cell table:style-name="ce19" office:value-type="float" office:value="8.9" calcext:value-type="float">
            <text:p>8,9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string" calcext:value-type="string">
            <text:p>…</text:p>
          </table:table-cell>
          <table:table-cell office:value-type="string" calcext:value-type="string">
            <text:p>https://fr.wikipedia.org/wiki/Nexus_9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fugu" xlink:type="simple">Nexus Player</text:a></text:p>
          </table:table-cell>
          <table:table-cell table:style-name="ce5" office:value-type="string" calcext:value-type="string">
            <text:p><text:a xlink:href="https://wiki.lineageos.org/devices/fugu" xlink:type="simple">fugu</text:a></text:p>
          </table:table-cell>
          <table:table-cell table:style-name="ce5" office:value-type="string" calcext:value-type="string">
            <text:p>Set top box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/>
          <table:table-cell/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sailfish" xlink:type="simple">Pixel</text:a></text:p>
          </table:table-cell>
          <table:table-cell table:style-name="ce5" office:value-type="string" calcext:value-type="string">
            <text:p><text:a xlink:href="https://wiki.lineageos.org/devices/sailfish" xlink:type="simple">sailfish</text:a></text:p>
          </table:table-cell>
          <table:table-cell table:style-name="ce5" office:value-type="string" calcext:value-type="string">
            <text:p>Phon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/>
          <table:table-cell office:value-type="string" calcext:value-type="string">
            <text:p>https://fr.wikipedia.org/wiki/Pixel_(smartphone)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dragon" xlink:type="simple">Pixel C</text:a></text:p>
          </table:table-cell>
          <table:table-cell table:style-name="ce5" office:value-type="string" calcext:value-type="string">
            <text:p><text:a xlink:href="https://wiki.lineageos.org/devices/dragon" xlink:type="simple">dragon</text:a></text:p>
          </table:table-cell>
          <table:table-cell table:style-name="ce5" office:value-type="string" calcext:value-type="string">
            <text:p>Tablet</text:p>
          </table:table-cell>
          <table:table-cell table:style-name="ce19" office:value-type="float" office:value="10.2" calcext:value-type="float">
            <text:p>10,2</text:p>
          </table:table-cell>
          <table:table-cell table:style-name="ce19" table:number-columns-repeated="2"/>
          <table:table-cell/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marlin" xlink:type="simple">Pixel XL</text:a></text:p>
          </table:table-cell>
          <table:table-cell table:style-name="ce5" office:value-type="string" calcext:value-type="string">
            <text:p><text:a xlink:href="https://wiki.lineageos.org/devices/marlin" xlink:type="simple">marlin</text:a></text:p>
          </table:table-cell>
          <table:table-cell table:style-name="ce5" office:value-type="string" calcext:value-type="string">
            <text:p>Phone</text:p>
          </table:table-cell>
          <table:table-cell table:style-name="ce19" office:value-type="float" office:value="5.5" calcext:value-type="float">
            <text:p>5,5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/>
          <table:table-cell office:value-type="string" calcext:value-type="string">
            <text:p>https://fr.wikipedia.org/wiki/Pixel_(smartphone)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enovo<text:a xlink:href="https://wiki.lineageos.org/devices/#lenovo" xlink:type="simple"> </text:a>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evice (couleur=support)</text:p>
          </table:table-cell>
          <table:table-cell table:style-name="ce3" office:value-type="string" calcext:value-type="string">
            <text:p>Codename</text:p>
          </table:table-cell>
          <table:table-cell table:style-name="ce3" office:value-type="string" calcext:value-type="string">
            <text:p>Type</text:p>
          </table:table-cell>
          <table:table-cell table:style-name="ce18" office:value-type="string" calcext:value-type="string">
            <text:p>ecran</text:p>
          </table:table-cell>
          <table:table-cell table:style-name="ce18" office:value-type="string" calcext:value-type="string">
            <text:p>sortie</text:p>
          </table:table-cell>
          <table:table-cell table:style-name="ce18" office:value-type="string" calcext:value-type="string">
            <text:p>eol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kuntao" xlink:type="simple">P2</text:a></text:p>
          </table:table-cell>
          <table:table-cell table:style-name="ce5" office:value-type="string" calcext:value-type="string">
            <text:p><text:a xlink:href="https://wiki.lineageos.org/devices/kuntao" xlink:type="simple">kuntao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A6020" xlink:type="simple">Vibe K5 / K5 Plus</text:a></text:p>
          </table:table-cell>
          <table:table-cell table:style-name="ce5" office:value-type="string" calcext:value-type="string">
            <text:p><text:a xlink:href="https://wiki.lineageos.org/devices/A6020" xlink:type="simple">A6020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Lenovo_smartphones#VIBE_K5_and_VIBE_K5_Plus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kingdom" xlink:type="simple">Vibe Z2 Pro</text:a></text:p>
          </table:table-cell>
          <table:table-cell table:style-name="ce5" office:value-type="string" calcext:value-type="string">
            <text:p><text:a xlink:href="https://wiki.lineageos.org/devices/kingdom" xlink:type="simple">kingdom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Lenovo_smartphones#Z2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YTX703L" xlink:type="simple">Yoga Tab 3 Plus LTE</text:a></text:p>
          </table:table-cell>
          <table:table-cell table:style-name="ce5" office:value-type="string" calcext:value-type="string">
            <text:p><text:a xlink:href="https://wiki.lineageos.org/devices/YTX703L" xlink:type="simple">YTX703L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10.1" calcext:value-type="float">
            <text:p>10,1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YTX703F" xlink:type="simple">Yoga Tab 3 Plus Wi-Fi</text:a></text:p>
          </table:table-cell>
          <table:table-cell table:style-name="ce5" office:value-type="string" calcext:value-type="string">
            <text:p><text:a xlink:href="https://wiki.lineageos.org/devices/YTX703F" xlink:type="simple">YTX703F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10.1" calcext:value-type="float">
            <text:p>10,1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Motorola<text:a xlink:href="https://wiki.lineageos.org/devices/#motorola" xlink:type="simple"> </text:a>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evice (couleur=support)</text:p>
          </table:table-cell>
          <table:table-cell table:style-name="ce3" office:value-type="string" calcext:value-type="string">
            <text:p>Codename</text:p>
          </table:table-cell>
          <table:table-cell table:style-name="ce3" office:value-type="string" calcext:value-type="string">
            <text:p>Type</text:p>
          </table:table-cell>
          <table:table-cell table:style-name="ce18" office:value-type="string" calcext:value-type="string">
            <text:p>ecran</text:p>
          </table:table-cell>
          <table:table-cell table:style-name="ce18" office:value-type="string" calcext:value-type="string">
            <text:p>sortie</text:p>
          </table:table-cell>
          <table:table-cell table:style-name="ce18" office:value-type="string" calcext:value-type="string">
            <text:p>eol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maserati" xlink:type="simple">Droid 4</text:a></text:p>
          </table:table-cell>
          <table:table-cell table:style-name="ce5" office:value-type="string" calcext:value-type="string">
            <text:p><text:a xlink:href="https://wiki.lineageos.org/devices/maserati" xlink:type="simple">maserati</text:a></text:p>
          </table:table-cell>
          <table:table-cell table:style-name="ce5" office:value-type="string" calcext:value-type="string">
            <text:p>Phone (slider)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ttps://en.wikipedia.org/wiki/Droid_4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targa" xlink:type="simple">Droid Bionic</text:a></text:p>
          </table:table-cell>
          <table:table-cell table:style-name="ce5" office:value-type="string" calcext:value-type="string">
            <text:p><text:a xlink:href="https://wiki.lineageos.org/devices/targa" xlink:type="simple">targa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3" calcext:value-type="float">
            <text:p>4,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https://fr.wikipedia.org/wiki/Motorola_Droid_Bionic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spyder" xlink:type="simple">Droid RAZR/RAZR MAXX (CDMA)</text:a></text:p>
          </table:table-cell>
          <table:table-cell table:style-name="ce5" office:value-type="string" calcext:value-type="string">
            <text:p><text:a xlink:href="https://wiki.lineageos.org/devices/spyder" xlink:type="simple">spyder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3" calcext:value-type="float">
            <text:p>4,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https://en.wikipedia.org/wiki/Droid_Razr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condor" xlink:type="simple">Moto E</text:a></text:p>
          </table:table-cell>
          <table:table-cell table:style-name="ce5" office:value-type="string" calcext:value-type="string">
            <text:p><text:a xlink:href="https://wiki.lineageos.org/devices/condor" xlink:type="simple">condor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3" calcext:value-type="float">
            <text:p>4,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Moto_E_(1st_generation)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otus" xlink:type="simple">Moto E 2015</text:a></text:p>
          </table:table-cell>
          <table:table-cell table:style-name="ce5" office:value-type="string" calcext:value-type="string">
            <text:p><text:a xlink:href="https://wiki.lineageos.org/devices/otus" xlink:type="simple">otus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5" calcext:value-type="float">
            <text:p>4,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Moto_E_(2nd_generation)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surnia" xlink:type="simple">Moto E 2015 LTE</text:a></text:p>
          </table:table-cell>
          <table:table-cell table:style-name="ce5" office:value-type="string" calcext:value-type="string">
            <text:p><text:a xlink:href="https://wiki.lineageos.org/devices/surnia" xlink:type="simple">surnia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5" calcext:value-type="float">
            <text:p>4,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Moto_E_(2nd_generation)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falcon" xlink:type="simple">Moto G</text:a></text:p>
          </table:table-cell>
          <table:table-cell table:style-name="ce5" office:value-type="string" calcext:value-type="string">
            <text:p><text:a xlink:href="https://wiki.lineageos.org/devices/falcon" xlink:type="simple">falcon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5" calcext:value-type="float">
            <text:p>4,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en.wikipedia.org/wiki/Moto_G_(1st_generation)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titan" xlink:type="simple">Moto G 2014</text:a></text:p>
          </table:table-cell>
          <table:table-cell table:style-name="ce5" office:value-type="string" calcext:value-type="string">
            <text:p><text:a xlink:href="https://wiki.lineageos.org/devices/titan" xlink:type="simple">titan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Moto_G_(2nd_generation)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thea" xlink:type="simple">Moto G 2014 LTE</text:a></text:p>
          </table:table-cell>
          <table:table-cell table:style-name="ce5" office:value-type="string" calcext:value-type="string">
            <text:p><text:a xlink:href="https://wiki.lineageos.org/devices/thea" xlink:type="simple">thea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Moto_G_(2nd_generation)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osprey" xlink:type="simple">Moto G 2015</text:a></text:p>
          </table:table-cell>
          <table:table-cell table:style-name="ce5" office:value-type="string" calcext:value-type="string">
            <text:p><text:a xlink:href="https://wiki.lineageos.org/devices/osprey" xlink:type="simple">osprey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Moto_G_(3rd_generation)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peregrine" xlink:type="simple">Moto G 4G</text:a></text:p>
          </table:table-cell>
          <table:table-cell table:style-name="ce5" office:value-type="string" calcext:value-type="string">
            <text:p><text:a xlink:href="https://wiki.lineageos.org/devices/peregrine" xlink:type="simple">peregrine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Moto_G_(3rd_generation)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merlin" xlink:type="simple">Moto G3 Turbo</text:a></text:p>
          </table:table-cell>
          <table:table-cell table:style-name="ce5" office:value-type="string" calcext:value-type="string">
            <text:p><text:a xlink:href="https://wiki.lineageos.org/devices/merlin" xlink:type="simple">merlin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Moto_G_(3rd_generation)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athene" xlink:type="simple">Moto G4</text:a></text:p>
          </table:table-cell>
          <table:table-cell table:style-name="ce5" office:value-type="string" calcext:value-type="string">
            <text:p><text:a xlink:href="https://wiki.lineageos.org/devices/athene" xlink:type="simple">athene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Moto_G4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harpia" xlink:type="simple">Moto G4 Play</text:a></text:p>
          </table:table-cell>
          <table:table-cell table:style-name="ce5" office:value-type="string" calcext:value-type="string">
            <text:p><text:a xlink:href="https://wiki.lineageos.org/devices/harpia" xlink:type="simple">harpia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Moto_G4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ghost" xlink:type="simple">Moto X</text:a></text:p>
          </table:table-cell>
          <table:table-cell table:style-name="ce5" office:value-type="string" calcext:value-type="string">
            <text:p><text:a xlink:href="https://wiki.lineageos.org/devices/ghost" xlink:type="simple">ghost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7" calcext:value-type="float">
            <text:p>4,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fr.wikipedia.org/wiki/Motorola_Moto_X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victara" xlink:type="simple">Moto X 2014</text:a></text:p>
          </table:table-cell>
          <table:table-cell table:style-name="ce5" office:value-type="string" calcext:value-type="string">
            <text:p><text:a xlink:href="https://wiki.lineageos.org/devices/victara" xlink:type="simple">victara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7" calcext:value-type="float">
            <text:p>4,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fr.wikipedia.org/wiki/Motorola_Moto_X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lux" xlink:type="simple">Moto X Play</text:a></text:p>
          </table:table-cell>
          <table:table-cell table:style-name="ce5" office:value-type="string" calcext:value-type="string">
            <text:p><text:a xlink:href="https://wiki.lineageos.org/devices/lux" xlink:type="simple">lux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Moto_X_Play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clark" xlink:type="simple">Moto X Pure Edition/Style (2015)</text:a></text:p>
          </table:table-cell>
          <table:table-cell table:style-name="ce5" office:value-type="string" calcext:value-type="string">
            <text:p><text:a xlink:href="https://wiki.lineageos.org/devices/clark" xlink:type="simple">clark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7" calcext:value-type="float">
            <text:p>5,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Moto_X_Style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payton" xlink:type="simple">Moto X4</text:a></text:p>
          </table:table-cell>
          <table:table-cell table:style-name="ce5" office:value-type="string" calcext:value-type="string">
            <text:p><text:a xlink:href="https://wiki.lineageos.org/devices/payton" xlink:type="simple">payton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2" calcext:value-type="float">
            <text:p>5,2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https://en.wikipedia.org/wiki/Moto_X4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griffin" xlink:type="simple">Moto Z</text:a></text:p>
          </table:table-cell>
          <table:table-cell table:style-name="ce5" office:value-type="string" calcext:value-type="string">
            <text:p><text:a xlink:href="https://wiki.lineageos.org/devices/griffin" xlink:type="simple">griffin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Moto_Z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addison" xlink:type="simple">Moto Z Play</text:a></text:p>
          </table:table-cell>
          <table:table-cell table:style-name="ce5" office:value-type="string" calcext:value-type="string">
            <text:p><text:a xlink:href="https://wiki.lineageos.org/devices/addison" xlink:type="simple">addison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Moto_Z_Play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nash" xlink:type="simple">Moto Z2 Force</text:a></text:p>
          </table:table-cell>
          <table:table-cell table:style-name="ce5" office:value-type="string" calcext:value-type="string">
            <text:p><text:a xlink:href="https://wiki.lineageos.org/devices/nash" xlink:type="simple">nash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Moto_Z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albus" xlink:type="simple">Moto Z2 Play</text:a></text:p>
          </table:table-cell>
          <table:table-cell table:style-name="ce5" office:value-type="string" calcext:value-type="string">
            <text:p><text:a xlink:href="https://wiki.lineageos.org/devices/albus" xlink:type="simple">albus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Moto_Z2_Play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xt897" xlink:type="simple">Photon Q 4G LTE</text:a></text:p>
          </table:table-cell>
          <table:table-cell table:style-name="ce5" office:value-type="string" calcext:value-type="string">
            <text:p><text:a xlink:href="https://wiki.lineageos.org/devices/xt897" xlink:type="simple">xt897</text:a></text:p>
          </table:table-cell>
          <table:table-cell table:style-name="ce5" office:value-type="string" calcext:value-type="string">
            <text:p>Phone (slider)</text:p>
          </table:table-cell>
          <table:table-cell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ttps://en.wikipedia.org/wiki/Motorola_Photon_Q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umts_spyder" xlink:type="simple">RAZR/RAZR MAXX (GSM)</text:a></text:p>
          </table:table-cell>
          <table:table-cell table:style-name="ce5" office:value-type="string" calcext:value-type="string">
            <text:p><text:a xlink:href="https://wiki.lineageos.org/devices/umts_spyder" xlink:type="simple">umts_spyder</text:a></text:p>
          </table:table-cell>
          <table:table-cell table:style-name="ce5" office:value-type="string" calcext:value-type="string">
            <text:p>Phone</text:p>
          </table:table-cell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https://en.wikipedia.org/wiki/Motorola_Razr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Samsung<text:a xlink:href="https://wiki.lineageos.org/devices/#samsung" xlink:type="simple"> </text:a>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evice (couleur=support)</text:p>
          </table:table-cell>
          <table:table-cell table:style-name="ce3" office:value-type="string" calcext:value-type="string">
            <text:p>Codename</text:p>
          </table:table-cell>
          <table:table-cell table:style-name="ce3" office:value-type="string" calcext:value-type="string">
            <text:p>Type</text:p>
          </table:table-cell>
          <table:table-cell table:style-name="ce18" office:value-type="string" calcext:value-type="string">
            <text:p>ecran</text:p>
          </table:table-cell>
          <table:table-cell table:style-name="ce18" office:value-type="string" calcext:value-type="string">
            <text:p>sortie</text:p>
          </table:table-cell>
          <table:table-cell table:style-name="ce18" office:value-type="string" calcext:value-type="string">
            <text:p>eol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a3xelte" xlink:type="simple">Galaxy A3 (2016)</text:a></text:p>
          </table:table-cell>
          <table:table-cell table:style-name="ce5" office:value-type="string" calcext:value-type="string">
            <text:p><text:a xlink:href="https://wiki.lineageos.org/devices/a3xelte" xlink:type="simple">a3xelte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7" calcext:value-type="float">
            <text:p>4,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Samsung_Galaxy_A3_(2016)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a5xelte" xlink:type="simple">Galaxy A5 (2016)</text:a></text:p>
          </table:table-cell>
          <table:table-cell table:style-name="ce5" office:value-type="string" calcext:value-type="string">
            <text:p><text:a xlink:href="https://wiki.lineageos.org/devices/a5xelte" xlink:type="simple">a5xelte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2" calcext:value-type="float">
            <text:p>5,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Samsung_Galaxy_A5_(2016)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a5y17lte" xlink:type="simple">Galaxy A5 (2017)</text:a></text:p>
          </table:table-cell>
          <table:table-cell table:style-name="ce5" office:value-type="string" calcext:value-type="string">
            <text:p><text:a xlink:href="https://wiki.lineageos.org/devices/a5y17lte" xlink:type="simple">a5y17lte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2" calcext:value-type="float">
            <text:p>5,2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https://en.wikipedia.org/wiki/Samsung_Galaxy_A5_(2017)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a7y17lte" xlink:type="simple">Galaxy A7 (2017)</text:a></text:p>
          </table:table-cell>
          <table:table-cell table:style-name="ce5" office:value-type="string" calcext:value-type="string">
            <text:p><text:a xlink:href="https://wiki.lineageos.org/devices/a7y17lte" xlink:type="simple">a7y17lte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7" calcext:value-type="float">
            <text:p>5,7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https://en.wikipedia.org/wiki/Samsung_Galaxy_A7_(2017)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lt03lte" xlink:type="simple">Galaxy Note 10.1 2014 (LTE)</text:a></text:p>
          </table:table-cell>
          <table:table-cell table:style-name="ce5" office:value-type="string" calcext:value-type="string">
            <text:p><text:a xlink:href="https://wiki.lineageos.org/devices/lt03lte" xlink:type="simple">lt03lte</text:a></text:p>
          </table:table-cell>
          <table:table-cell table:style-name="ce5" office:value-type="string" calcext:value-type="string">
            <text:p>Tablet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n1awifi" xlink:type="simple">Galaxy Note 10.1 Wi-Fi (2014)</text:a></text:p>
          </table:table-cell>
          <table:table-cell table:style-name="ce5" office:value-type="string" calcext:value-type="string">
            <text:p><text:a xlink:href="https://wiki.lineageos.org/devices/n1awifi" xlink:type="simple">n1awifi</text:a></text:p>
          </table:table-cell>
          <table:table-cell table:style-name="ce5" office:value-type="string" calcext:value-type="string">
            <text:p>Tablet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t0lte" xlink:type="simple">Galaxy Note 2 (LTE)</text:a></text:p>
          </table:table-cell>
          <table:table-cell table:style-name="ce5" office:value-type="string" calcext:value-type="string">
            <text:p><text:a xlink:href="https://wiki.lineageos.org/devices/t0lte" xlink:type="simple">t0lte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ttps://en.wikipedia.org/wiki/Samsung_Galaxy_Note_II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ha3g" xlink:type="simple">Galaxy Note 3 (International 3G)</text:a></text:p>
          </table:table-cell>
          <table:table-cell table:style-name="ce5" office:value-type="string" calcext:value-type="string">
            <text:p><text:a xlink:href="https://wiki.lineageos.org/devices/ha3g" xlink:type="simple">ha3g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7" calcext:value-type="float">
            <text:p>5,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en.wikipedia.org/wiki/Samsung_Galaxy_Note_3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hlte" xlink:type="simple">Galaxy Note 3 LTE (N9005/P)</text:a></text:p>
          </table:table-cell>
          <table:table-cell table:style-name="ce5" office:value-type="string" calcext:value-type="string">
            <text:p><text:a xlink:href="https://wiki.lineageos.org/devices/hlte" xlink:type="simple">hlte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7" calcext:value-type="float">
            <text:p>5,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en.wikipedia.org/wiki/Samsung_Galaxy_Note_3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hltechn" xlink:type="simple">Galaxy Note 3 LTE (N9008V)</text:a></text:p>
          </table:table-cell>
          <table:table-cell table:style-name="ce5" office:value-type="string" calcext:value-type="string">
            <text:p><text:a xlink:href="https://wiki.lineageos.org/devices/hltechn" xlink:type="simple">hltechn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7" calcext:value-type="float">
            <text:p>5,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en.wikipedia.org/wiki/Samsung_Galaxy_Note_3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hltekor" xlink:type="simple">Galaxy Note 3 LTE (N900K/L/S)</text:a></text:p>
          </table:table-cell>
          <table:table-cell table:style-name="ce5" office:value-type="string" calcext:value-type="string">
            <text:p><text:a xlink:href="https://wiki.lineageos.org/devices/hltekor" xlink:type="simple">hltekor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7" calcext:value-type="float">
            <text:p>5,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en.wikipedia.org/wiki/Samsung_Galaxy_Note_3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hltetmo" xlink:type="simple">Galaxy Note 3 LTE (N900T/V/W8)</text:a></text:p>
          </table:table-cell>
          <table:table-cell table:style-name="ce5" office:value-type="string" calcext:value-type="string">
            <text:p><text:a xlink:href="https://wiki.lineageos.org/devices/hltetmo" xlink:type="simple">hltetmo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7" calcext:value-type="float">
            <text:p>5,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en.wikipedia.org/wiki/Samsung_Galaxy_Note_3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n5100" xlink:type="simple">Galaxy Note 8.0 (GSM)</text:a></text:p>
          </table:table-cell>
          <table:table-cell table:style-name="ce5" office:value-type="string" calcext:value-type="string">
            <text:p><text:a xlink:href="https://wiki.lineageos.org/devices/n5100" xlink:type="simple">n5100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6.3" calcext:value-type="float">
            <text:p>6,3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https://en.wikipedia.org/wiki/Samsung_Galaxy_Note_8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n5120" xlink:type="simple">Galaxy Note 8.0 (LTE)</text:a></text:p>
          </table:table-cell>
          <table:table-cell table:style-name="ce5" office:value-type="string" calcext:value-type="string">
            <text:p><text:a xlink:href="https://wiki.lineageos.org/devices/n5120" xlink:type="simple">n5120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6.3" calcext:value-type="float">
            <text:p>6,3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https://en.wikipedia.org/wiki/Samsung_Galaxy_Note_8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n5110" xlink:type="simple">Galaxy Note 8.0 (Wi-Fi)</text:a></text:p>
          </table:table-cell>
          <table:table-cell table:style-name="ce5" office:value-type="string" calcext:value-type="string">
            <text:p><text:a xlink:href="https://wiki.lineageos.org/devices/n5110" xlink:type="simple">n5110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6.3" calcext:value-type="float">
            <text:p>6,3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https://en.wikipedia.org/wiki/Samsung_Galaxy_Note_8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v1awifi" xlink:type="simple">Galaxy Note Pro 12.2 Wi-Fi</text:a></text:p>
          </table:table-cell>
          <table:table-cell table:style-name="ce5" office:value-type="string" calcext:value-type="string">
            <text:p><text:a xlink:href="https://wiki.lineageos.org/devices/v1awifi" xlink:type="simple">v1awifi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12.2" calcext:value-type="float">
            <text:p>12,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Note_Pro_12.2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i9100" xlink:type="simple">Galaxy S II</text:a></text:p>
          </table:table-cell>
          <table:table-cell table:style-name="ce5" office:value-type="string" calcext:value-type="string">
            <text:p><text:a xlink:href="https://wiki.lineageos.org/devices/i9100" xlink:type="simple">i9100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3" calcext:value-type="float">
            <text:p>4,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https://en.wikipedia.org/wiki/Samsung_Galaxy_S_II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d2att" xlink:type="simple">Galaxy S III (AT&amp;T)</text:a></text:p>
          </table:table-cell>
          <table:table-cell table:style-name="ce5" office:value-type="string" calcext:value-type="string">
            <text:p><text:a xlink:href="https://wiki.lineageos.org/devices/d2att" xlink:type="simple">d2att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8" calcext:value-type="float">
            <text:p>4,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ttps://en.wikipedia.org/wiki/Samsung_Galaxy_S_III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i9300" xlink:type="simple">Galaxy S III (International)</text:a></text:p>
          </table:table-cell>
          <table:table-cell table:style-name="ce5" office:value-type="string" calcext:value-type="string">
            <text:p><text:a xlink:href="https://wiki.lineageos.org/devices/i9300" xlink:type="simple">i9300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8" calcext:value-type="float">
            <text:p>4,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ttps://en.wikipedia.org/wiki/Samsung_Galaxy_S_III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i9305" xlink:type="simple">Galaxy S III (LTE / International)</text:a></text:p>
          </table:table-cell>
          <table:table-cell table:style-name="ce5" office:value-type="string" calcext:value-type="string">
            <text:p><text:a xlink:href="https://wiki.lineageos.org/devices/i9305" xlink:type="simple">i9305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8" calcext:value-type="float">
            <text:p>4,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ttps://en.wikipedia.org/wiki/Samsung_Galaxy_S_III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d2spr" xlink:type="simple">Galaxy S III (Sprint)</text:a></text:p>
          </table:table-cell>
          <table:table-cell table:style-name="ce5" office:value-type="string" calcext:value-type="string">
            <text:p><text:a xlink:href="https://wiki.lineageos.org/devices/d2spr" xlink:type="simple">d2spr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8" calcext:value-type="float">
            <text:p>4,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ttps://en.wikipedia.org/wiki/Samsung_Galaxy_S_III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d2tmo" xlink:type="simple">Galaxy S III (T-Mobile)</text:a></text:p>
          </table:table-cell>
          <table:table-cell table:style-name="ce5" office:value-type="string" calcext:value-type="string">
            <text:p><text:a xlink:href="https://wiki.lineageos.org/devices/d2tmo" xlink:type="simple">d2tmo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8" calcext:value-type="float">
            <text:p>4,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ttps://en.wikipedia.org/wiki/Samsung_Galaxy_S_III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d2vzw" xlink:type="simple">Galaxy S III (Verizon)</text:a></text:p>
          </table:table-cell>
          <table:table-cell table:style-name="ce5" office:value-type="string" calcext:value-type="string">
            <text:p><text:a xlink:href="https://wiki.lineageos.org/devices/d2vzw" xlink:type="simple">d2vzw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8" calcext:value-type="float">
            <text:p>4,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https://en.wikipedia.org/wiki/Samsung_Galaxy_S_III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jfltexx" xlink:type="simple">Galaxy S4 (GT-I9505/G, SGH-I337M, SGH-M919)</text:a></text:p>
          </table:table-cell>
          <table:table-cell table:style-name="ce5" office:value-type="string" calcext:value-type="string">
            <text:p><text:a xlink:href="https://wiki.lineageos.org/devices/jfltexx" xlink:type="simple">jfltexx</text:a></text:p>
          </table:table-cell>
          <table:table-cell table:style-name="ce5" office:value-type="string" calcext:value-type="string">
            <text:p>Phone</text:p>
          </table:table-cell>
          <table:table-cell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en.wikipedia.org/wiki/Samsung_Galaxy_S4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jfltevzw" xlink:type="simple">Galaxy S4 (SCH-I545)</text:a></text:p>
          </table:table-cell>
          <table:table-cell table:style-name="ce5" office:value-type="string" calcext:value-type="string">
            <text:p><text:a xlink:href="https://wiki.lineageos.org/devices/jfltevzw" xlink:type="simple">jfltevzw</text:a></text:p>
          </table:table-cell>
          <table:table-cell table:style-name="ce5" office:value-type="string" calcext:value-type="string">
            <text:p>Phone</text:p>
          </table:table-cell>
          <table:table-cell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en.wikipedia.org/wiki/Samsung_Galaxy_S4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jfltespr" xlink:type="simple">Galaxy S4 (SCH-R970, SPH-L720)</text:a></text:p>
          </table:table-cell>
          <table:table-cell table:style-name="ce5" office:value-type="string" calcext:value-type="string">
            <text:p><text:a xlink:href="https://wiki.lineageos.org/devices/jfltespr" xlink:type="simple">jfltespr</text:a></text:p>
          </table:table-cell>
          <table:table-cell table:style-name="ce5" office:value-type="string" calcext:value-type="string">
            <text:p>Phone</text:p>
          </table:table-cell>
          <table:table-cell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en.wikipedia.org/wiki/Samsung_Galaxy_S4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jflteatt" xlink:type="simple">Galaxy S4 (SGH-I337)</text:a></text:p>
          </table:table-cell>
          <table:table-cell table:style-name="ce5" office:value-type="string" calcext:value-type="string">
            <text:p><text:a xlink:href="https://wiki.lineageos.org/devices/jflteatt" xlink:type="simple">jflteatt</text:a></text:p>
          </table:table-cell>
          <table:table-cell table:style-name="ce5" office:value-type="string" calcext:value-type="string">
            <text:p>Phone</text:p>
          </table:table-cell>
          <table:table-cell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en.wikipedia.org/wiki/Samsung_Galaxy_S4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jactivelte" xlink:type="simple">Galaxy S4 Active</text:a></text:p>
          </table:table-cell>
          <table:table-cell table:style-name="ce5" office:value-type="string" calcext:value-type="string">
            <text:p><text:a xlink:href="https://wiki.lineageos.org/devices/jactivelte" xlink:type="simple">jactivelte</text:a></text:p>
          </table:table-cell>
          <table:table-cell table:style-name="ce5" office:value-type="string" calcext:value-type="string">
            <text:p>Phone</text:p>
          </table:table-cell>
          <table:table-cell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en.wikipedia.org/wiki/Samsung_Galaxy_S4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ks01lte" xlink:type="simple">Galaxy S4 LTE-A (GT-I9506)</text:a></text:p>
          </table:table-cell>
          <table:table-cell table:style-name="ce5" office:value-type="string" calcext:value-type="string">
            <text:p><text:a xlink:href="https://wiki.lineageos.org/devices/ks01lte" xlink:type="simple">ks01lte</text:a></text:p>
          </table:table-cell>
          <table:table-cell table:style-name="ce5" office:value-type="string" calcext:value-type="string">
            <text:p>Phone</text:p>
          </table:table-cell>
          <table:table-cell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en.wikipedia.org/wiki/Samsung_Galaxy_S4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serrano3gxx" xlink:type="simple">Galaxy S4 Mini (International 3G)</text:a></text:p>
          </table:table-cell>
          <table:table-cell table:style-name="ce5" office:value-type="string" calcext:value-type="string">
            <text:p><text:a xlink:href="https://wiki.lineageos.org/devices/serrano3gxx" xlink:type="simple">serrano3gxx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27" calcext:value-type="float">
            <text:p>4,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en.wikipedia.org/wiki/Samsung_Galaxy_S4_Mini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serranodsdd" xlink:type="simple">Galaxy S4 Mini (International Dual SIM)</text:a></text:p>
          </table:table-cell>
          <table:table-cell table:style-name="ce5" office:value-type="string" calcext:value-type="string">
            <text:p><text:a xlink:href="https://wiki.lineageos.org/devices/serranodsdd" xlink:type="simple">serranodsdd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27" calcext:value-type="float">
            <text:p>4,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en.wikipedia.org/wiki/Samsung_Galaxy_S4_Mini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serranoltexx" xlink:type="simple">Galaxy S4 Mini (International LTE)</text:a></text:p>
          </table:table-cell>
          <table:table-cell table:style-name="ce5" office:value-type="string" calcext:value-type="string">
            <text:p><text:a xlink:href="https://wiki.lineageos.org/devices/serranoltexx" xlink:type="simple">serranoltexx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27" calcext:value-type="float">
            <text:p>4,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en.wikipedia.org/wiki/Samsung_Galaxy_S4_Mini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jfvelte" xlink:type="simple">Galaxy S4 Value Edition (GT-I9515/L)</text:a></text:p>
          </table:table-cell>
          <table:table-cell table:style-name="ce5" office:value-type="string" calcext:value-type="string">
            <text:p><text:a xlink:href="https://wiki.lineageos.org/devices/jfvelte" xlink:type="simple">jfvelte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k3gxx" xlink:type="simple">Galaxy S5 (International 3G)</text:a></text:p>
          </table:table-cell>
          <table:table-cell table:style-name="ce5" office:value-type="string" calcext:value-type="string">
            <text:p><text:a xlink:href="https://wiki.lineageos.org/devices/k3gxx" xlink:type="simple">k3gxx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" calcext:value-type="float">
            <text:p>5,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S5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klteactivexx" xlink:type="simple">Galaxy S5 Active</text:a></text:p>
          </table:table-cell>
          <table:table-cell table:style-name="ce5" office:value-type="string" calcext:value-type="string">
            <text:p><text:a xlink:href="https://wiki.lineageos.org/devices/klteactivexx" xlink:type="simple">klteactivexx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" calcext:value-type="float">
            <text:p>5,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S5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kltechn" xlink:type="simple">Galaxy S5 LTE (G9006V/8V)</text:a></text:p>
          </table:table-cell>
          <table:table-cell table:style-name="ce5" office:value-type="string" calcext:value-type="string">
            <text:p><text:a xlink:href="https://wiki.lineageos.org/devices/kltechn" xlink:type="simple">kltechn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" calcext:value-type="float">
            <text:p>5,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S5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klte" xlink:type="simple">Galaxy S5 LTE (G900AZ/F/M/R4/R7/T/V/W8,S902L)</text:a></text:p>
          </table:table-cell>
          <table:table-cell table:style-name="ce5" office:value-type="string" calcext:value-type="string">
            <text:p><text:a xlink:href="https://wiki.lineageos.org/devices/klte" xlink:type="simple">klte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" calcext:value-type="float">
            <text:p>5,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S5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kltedv" xlink:type="simple">Galaxy S5 LTE (G900I/P)</text:a></text:p>
          </table:table-cell>
          <table:table-cell table:style-name="ce5" office:value-type="string" calcext:value-type="string">
            <text:p><text:a xlink:href="https://wiki.lineageos.org/devices/kltedv" xlink:type="simple">kltedv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" calcext:value-type="float">
            <text:p>5,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S5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kltekor" xlink:type="simple">Galaxy S5 LTE (G900K/L/S)</text:a></text:p>
          </table:table-cell>
          <table:table-cell table:style-name="ce5" office:value-type="string" calcext:value-type="string">
            <text:p><text:a xlink:href="https://wiki.lineageos.org/devices/kltekor" xlink:type="simple">kltekor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" calcext:value-type="float">
            <text:p>5,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S5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kltekdi" xlink:type="simple">Galaxy S5 LTE (SCL23)</text:a></text:p>
          </table:table-cell>
          <table:table-cell table:style-name="ce5" office:value-type="string" calcext:value-type="string">
            <text:p><text:a xlink:href="https://wiki.lineageos.org/devices/kltekdi" xlink:type="simple">kltekdi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" calcext:value-type="float">
            <text:p>5,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S5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kltechnduo" xlink:type="simple">Galaxy S5 LTE Duos (G9006W/8W)</text:a></text:p>
          </table:table-cell>
          <table:table-cell table:style-name="ce5" office:value-type="string" calcext:value-type="string">
            <text:p><text:a xlink:href="https://wiki.lineageos.org/devices/kltechnduo" xlink:type="simple">kltechnduo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" calcext:value-type="float">
            <text:p>5,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S5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klteduos" xlink:type="simple">Galaxy S5 LTE Duos (G900FD/MD)</text:a></text:p>
          </table:table-cell>
          <table:table-cell table:style-name="ce5" office:value-type="string" calcext:value-type="string">
            <text:p><text:a xlink:href="https://wiki.lineageos.org/devices/klteduos" xlink:type="simple">klteduos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" calcext:value-type="float">
            <text:p>5,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S5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lentislte" xlink:type="simple">Galaxy S5 LTE-A</text:a></text:p>
          </table:table-cell>
          <table:table-cell table:style-name="ce5" office:value-type="string" calcext:value-type="string">
            <text:p><text:a xlink:href="https://wiki.lineageos.org/devices/lentislte" xlink:type="simple">lentislte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" calcext:value-type="float">
            <text:p>5,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S5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s5neolte" xlink:type="simple">Galaxy S5 Neo</text:a></text:p>
          </table:table-cell>
          <table:table-cell table:style-name="ce5" office:value-type="string" calcext:value-type="string">
            <text:p><text:a xlink:href="https://wiki.lineageos.org/devices/s5neolte" xlink:type="simple">s5neolte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" calcext:value-type="float">
            <text:p>5,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S5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kccat6" xlink:type="simple">Galaxy S5 Plus</text:a></text:p>
          </table:table-cell>
          <table:table-cell table:style-name="ce5" office:value-type="string" calcext:value-type="string">
            <text:p><text:a xlink:href="https://wiki.lineageos.org/devices/kccat6" xlink:type="simple">kccat6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" calcext:value-type="float">
            <text:p>5,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S5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kltesprsports" xlink:type="simple">Galaxy S5 Sport</text:a></text:p>
          </table:table-cell>
          <table:table-cell table:style-name="ce5" office:value-type="string" calcext:value-type="string">
            <text:p><text:a xlink:href="https://wiki.lineageos.org/devices/kltesprsports" xlink:type="simple">kltesprsports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" calcext:value-type="float">
            <text:p>5,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S5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zerofltexx" xlink:type="simple">Galaxy S6</text:a></text:p>
          </table:table-cell>
          <table:table-cell table:style-name="ce5" office:value-type="string" calcext:value-type="string">
            <text:p><text:a xlink:href="https://wiki.lineageos.org/devices/zerofltexx" xlink:type="simple">zerofltexx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" calcext:value-type="float">
            <text:p>5,1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Samsung_Galaxy_S6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zeroltexx" xlink:type="simple">Galaxy S6 Edge</text:a></text:p>
          </table:table-cell>
          <table:table-cell table:style-name="ce5" office:value-type="string" calcext:value-type="string">
            <text:p><text:a xlink:href="https://wiki.lineageos.org/devices/zeroltexx" xlink:type="simple">zeroltexx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" calcext:value-type="float">
            <text:p>5,1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Samsung_Galaxy_S6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herolte" xlink:type="simple">Galaxy S7</text:a></text:p>
          </table:table-cell>
          <table:table-cell table:style-name="ce5" office:value-type="string" calcext:value-type="string">
            <text:p><text:a xlink:href="https://wiki.lineageos.org/devices/herolte" xlink:type="simple">herolte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" calcext:value-type="float">
            <text:p>5,1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Samsung_Galaxy_S7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hero2lte" xlink:type="simple">Galaxy S7 Edge</text:a></text:p>
          </table:table-cell>
          <table:table-cell table:style-name="ce5" office:value-type="string" calcext:value-type="string">
            <text:p><text:a xlink:href="https://wiki.lineageos.org/devices/hero2lte" xlink:type="simple">hero2lte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Samsung_Galaxy_S7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starlte" xlink:type="simple">Galaxy S9</text:a></text:p>
          </table:table-cell>
          <table:table-cell table:style-name="ce5" office:value-type="string" calcext:value-type="string">
            <text:p><text:a xlink:href="https://wiki.lineageos.org/devices/starlte" xlink:type="simple">starlte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8" calcext:value-type="float">
            <text:p>5,8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https://en.wikipedia.org/wiki/Samsung_Galaxy_S9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star2lte" xlink:type="simple">Galaxy S9+</text:a></text:p>
          </table:table-cell>
          <table:table-cell table:style-name="ce5" office:value-type="string" calcext:value-type="string">
            <text:p><text:a xlink:href="https://wiki.lineageos.org/devices/star2lte" xlink:type="simple">star2lte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6.2" calcext:value-type="float">
            <text:p>6,2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https://en.wikipedia.org/wiki/Samsung_Galaxy_S9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espresso3g" xlink:type="simple">Galaxy Tab 2 7.0 / Tab 2 10.1 (GSM)</text:a></text:p>
          </table:table-cell>
          <table:table-cell table:style-name="ce5" office:value-type="string" calcext:value-type="string">
            <text:p><text:a xlink:href="https://wiki.lineageos.org/devices/espresso3g" xlink:type="simple">espresso3g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https://fr.wikipedia.org/wiki/Samsung_Galaxy_Tab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espressowifi" xlink:type="simple">Galaxy Tab 2 7.0 / Tab 2 10.1 (Wi-Fi / Wi-Fi + IR)</text:a></text:p>
          </table:table-cell>
          <table:table-cell table:style-name="ce5" office:value-type="string" calcext:value-type="string">
            <text:p><text:a xlink:href="https://wiki.lineageos.org/devices/espressowifi" xlink:type="simple">espressowifi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https://fr.wikipedia.org/wiki/Samsung_Galaxy_Tab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lt02ltespr" xlink:type="simple">Galaxy Tab 3 7.0 LTE</text:a></text:p>
          </table:table-cell>
          <table:table-cell table:style-name="ce5" office:value-type="string" calcext:value-type="string">
            <text:p><text:a xlink:href="https://wiki.lineageos.org/devices/lt02ltespr" xlink:type="simple">lt02ltespr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fr.wikipedia.org/wiki/Samsung_Galaxy_Tab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gtesqltespr" xlink:type="simple">Galaxy Tab E 8.0 LTE (Sprint)</text:a></text:p>
          </table:table-cell>
          <table:table-cell table:style-name="ce5" office:value-type="string" calcext:value-type="string">
            <text:p><text:a xlink:href="https://wiki.lineageos.org/devices/gtesqltespr" xlink:type="simple">gtesqltespr</text:a></text:p>
          </table:table-cell>
          <table:table-cell table:style-name="ce5" office:value-type="string" calcext:value-type="string">
            <text:p>Tablet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gtelwifiue" xlink:type="simple">Galaxy Tab E 9.6 (WiFi)</text:a></text:p>
          </table:table-cell>
          <table:table-cell table:style-name="ce5" office:value-type="string" calcext:value-type="string">
            <text:p><text:a xlink:href="https://wiki.lineageos.org/devices/gtelwifiue" xlink:type="simple">gtelwifiue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9.6" calcext:value-type="float">
            <text:p>9,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Samsung_Galaxy_Tab_E_9.6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n2awifi" xlink:type="simple">Galaxy Tab PRO 10.1</text:a></text:p>
          </table:table-cell>
          <table:table-cell table:style-name="ce5" office:value-type="string" calcext:value-type="string">
            <text:p><text:a xlink:href="https://wiki.lineageos.org/devices/n2awifi" xlink:type="simple">n2awifi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10.1" calcext:value-type="float">
            <text:p>10,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Tab_Pro_10.1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mondrianwifi" xlink:type="simple">Galaxy Tab Pro 8.4</text:a></text:p>
          </table:table-cell>
          <table:table-cell table:style-name="ce5" office:value-type="string" calcext:value-type="string">
            <text:p><text:a xlink:href="https://wiki.lineageos.org/devices/mondrianwifi" xlink:type="simple">mondrianwifi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8.4" calcext:value-type="float">
            <text:p>8,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Tab_Pro_8.4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chagalllte" xlink:type="simple">Galaxy Tab S 10.5 LTE</text:a></text:p>
          </table:table-cell>
          <table:table-cell table:style-name="ce5" office:value-type="string" calcext:value-type="string">
            <text:p><text:a xlink:href="https://wiki.lineageos.org/devices/chagalllte" xlink:type="simple">chagalllte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10.5" calcext:value-type="float">
            <text:p>10,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Tab_S_10.5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chagallwifi" xlink:type="simple">Galaxy Tab S 10.5 Wi-Fi</text:a></text:p>
          </table:table-cell>
          <table:table-cell table:style-name="ce5" office:value-type="string" calcext:value-type="string">
            <text:p><text:a xlink:href="https://wiki.lineageos.org/devices/chagallwifi" xlink:type="simple">chagallwifi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10.5" calcext:value-type="float">
            <text:p>10,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Tab_S_10.5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klimtwifi" xlink:type="simple">Galaxy Tab S 8.4 Wi-Fi</text:a></text:p>
          </table:table-cell>
          <table:table-cell table:style-name="ce5" office:value-type="string" calcext:value-type="string">
            <text:p><text:a xlink:href="https://wiki.lineageos.org/devices/klimtwifi" xlink:type="simple">klimtwifi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8.4" calcext:value-type="float">
            <text:p>8,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Samsung_Galaxy_Tab_S_8.4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gts28vewifi" xlink:type="simple">Galaxy Tab S2 8.0 Wi-Fi (2016)</text:a></text:p>
          </table:table-cell>
          <table:table-cell table:style-name="ce5" office:value-type="string" calcext:value-type="string">
            <text:p><text:a xlink:href="https://wiki.lineageos.org/devices/gts28vewifi" xlink:type="simple">gts28vewifi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Samsung_Galaxy_Tab_S2_8.0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gts210ltexx" xlink:type="simple">Galaxy Tab S2 9.7 (LTE)</text:a></text:p>
          </table:table-cell>
          <table:table-cell table:style-name="ce5" office:value-type="string" calcext:value-type="string">
            <text:p><text:a xlink:href="https://wiki.lineageos.org/devices/gts210ltexx" xlink:type="simple">gts210ltexx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9.7" calcext:value-type="float">
            <text:p>9,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Samsung_Galaxy_Tab_S2_9.7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a xlink:href="https://wiki.lineageos.org/devices/gts210wifi" xlink:type="simple">Galaxy Tab S2 9.7 (Wi-Fi)</text:a></text:p>
          </table:table-cell>
          <table:table-cell table:style-name="ce5" office:value-type="string" calcext:value-type="string">
            <text:p><text:a xlink:href="https://wiki.lineageos.org/devices/gts210wifi" xlink:type="simple">gts210wifi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9.7" calcext:value-type="float">
            <text:p>9,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Samsung_Galaxy_Tab_S2_9.7</text:p>
          </table:table-cell>
        </table:table-row>
        <table:table-row table:style-name="ro1">
          <table:table-cell/>
          <table:table-cell table:style-name="ce12" office:value-type="string" calcext:value-type="string">
            <text:p><text:a xlink:href="https://wiki.lineageos.org/devices/gts210vewifi" xlink:type="simple">Galaxy Tab S2 9.7 Wi-Fi (2016)</text:a></text:p>
          </table:table-cell>
          <table:table-cell table:style-name="ce5" office:value-type="string" calcext:value-type="string">
            <text:p><text:a xlink:href="https://wiki.lineageos.org/devices/gts210vewifi" xlink:type="simple">gts210vewifi</text:a></text:p>
          </table:table-cell>
          <table:table-cell table:style-name="ce5" office:value-type="string" calcext:value-type="string">
            <text:p>Tablet</text:p>
          </table:table-cell>
          <table:table-cell office:value-type="float" office:value="9.7" calcext:value-type="float">
            <text:p>9,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Samsung_Galaxy_Tab_S2_9.7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Xiaomi<text:a xlink:href="https://wiki.lineageos.org/devices/#xiaomi" xlink:type="simple"> </text:a>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Codename</text:p>
          </table:table-cell>
          <table:table-cell table:style-name="ce3" office:value-type="string" calcext:value-type="string">
            <text:p>Type</text:p>
          </table:table-cell>
          <table:table-cell table:style-name="ce18" office:value-type="string" calcext:value-type="string">
            <text:p>ecran</text:p>
          </table:table-cell>
          <table:table-cell table:style-name="ce18" office:value-type="string" calcext:value-type="string">
            <text:p>sortie</text:p>
          </table:table-cell>
          <table:table-cell table:style-name="ce18" office:value-type="string" calcext:value-type="string">
            <text:p>eol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<text:a xlink:href="https://wiki.lineageos.org/devices/cancro" xlink:type="simple">Mi 3 / Mi 4</text:a></text:p>
          </table:table-cell>
          <table:table-cell table:style-name="ce5" office:value-type="string" calcext:value-type="string">
            <text:p><text:a xlink:href="https://wiki.lineageos.org/devices/cancro" xlink:type="simple">cancro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https://fr.wikipedia.org/wiki/Xiaomi_Mi_3</text:p>
          </table:table-cell>
        </table:table-row>
        <table:table-row table:style-name="ro1">
          <table:table-cell/>
          <table:table-cell table:style-name="ce14" office:value-type="string" calcext:value-type="string">
            <text:p><text:a xlink:href="https://wiki.lineageos.org/devices/libra" xlink:type="simple">Mi 4c</text:a></text:p>
          </table:table-cell>
          <table:table-cell table:style-name="ce5" office:value-type="string" calcext:value-type="string">
            <text:p><text:a xlink:href="https://wiki.lineageos.org/devices/libra" xlink:type="simple">libra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Xiaomi_Mi_4c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wiki.lineageos.org/devices/gemini" xlink:type="simple">Mi 5</text:a></text:p>
          </table:table-cell>
          <table:table-cell table:style-name="ce5" office:value-type="string" calcext:value-type="string">
            <text:p><text:a xlink:href="https://wiki.lineageos.org/devices/gemini" xlink:type="simple">gemini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5" calcext:value-type="float">
            <text:p>5,1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List_of_Xiaomi_products#Mi_Series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wiki.lineageos.org/devices/capricorn" xlink:type="simple">Mi 5s</text:a></text:p>
          </table:table-cell>
          <table:table-cell table:style-name="ce5" office:value-type="string" calcext:value-type="string">
            <text:p><text:a xlink:href="https://wiki.lineageos.org/devices/capricorn" xlink:type="simple">capricorn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5" calcext:value-type="float">
            <text:p>5,1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List_of_Xiaomi_products#Mi_Series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wiki.lineageos.org/devices/natrium" xlink:type="simple">Mi 5s Plus</text:a></text:p>
          </table:table-cell>
          <table:table-cell table:style-name="ce5" office:value-type="string" calcext:value-type="string">
            <text:p><text:a xlink:href="https://wiki.lineageos.org/devices/natrium" xlink:type="simple">natrium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7" calcext:value-type="float">
            <text:p>5,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List_of_Xiaomi_products#Mi_Series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wiki.lineageos.org/devices/sagit" xlink:type="simple">Mi 6</text:a></text:p>
          </table:table-cell>
          <table:table-cell table:style-name="ce5" office:value-type="string" calcext:value-type="string">
            <text:p><text:a xlink:href="https://wiki.lineageos.org/devices/sagit" xlink:type="simple">sagit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15" calcext:value-type="float">
            <text:p>5,15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https://en.wikipedia.org/wiki/List_of_Xiaomi_products#Mi_Series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wiki.lineageos.org/devices/dipper" xlink:type="simple">Mi 8</text:a></text:p>
          </table:table-cell>
          <table:table-cell table:style-name="ce5" office:value-type="string" calcext:value-type="string">
            <text:p><text:a xlink:href="https://wiki.lineageos.org/devices/dipper" xlink:type="simple">dipper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6.21" calcext:value-type="float">
            <text:p>6,21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https://en.wikipedia.org/wiki/List_of_Xiaomi_products#Mi_Series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wiki.lineageos.org/devices/tissot" xlink:type="simple">Mi A1</text:a></text:p>
          </table:table-cell>
          <table:table-cell table:style-name="ce5" office:value-type="string" calcext:value-type="string">
            <text:p><text:a xlink:href="https://wiki.lineageos.org/devices/tissot" xlink:type="simple">tissot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https://en.wikipedia.org/wiki/List_of_Xiaomi_products#Mi_Series</text:p>
          </table:table-cell>
        </table:table-row>
        <table:table-row table:style-name="ro1">
          <table:table-cell/>
          <table:table-cell table:style-name="ce14" office:value-type="string" calcext:value-type="string">
            <text:p><text:a xlink:href="https://wiki.lineageos.org/devices/hydrogen" xlink:type="simple">Mi Max</text:a></text:p>
          </table:table-cell>
          <table:table-cell table:style-name="ce5" office:value-type="string" calcext:value-type="string">
            <text:p><text:a xlink:href="https://wiki.lineageos.org/devices/hydrogen" xlink:type="simple">hydrogen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6.44" calcext:value-type="float">
            <text:p>6,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List_of_Xiaomi_products#Mi_Series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wiki.lineageos.org/devices/lithium" xlink:type="simple">Mi MIX</text:a></text:p>
          </table:table-cell>
          <table:table-cell table:style-name="ce5" office:value-type="string" calcext:value-type="string">
            <text:p><text:a xlink:href="https://wiki.lineageos.org/devices/lithium" xlink:type="simple">lithium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6.4" calcext:value-type="float">
            <text:p>6,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List_of_Xiaomi_products#Mi_Series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wiki.lineageos.org/devices/chiron" xlink:type="simple">Mi MIX 2</text:a></text:p>
          </table:table-cell>
          <table:table-cell table:style-name="ce5" office:value-type="string" calcext:value-type="string">
            <text:p><text:a xlink:href="https://wiki.lineageos.org/devices/chiron" xlink:type="simple">chiron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99" calcext:value-type="float">
            <text:p>5,99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https://en.wikipedia.org/wiki/List_of_Xiaomi_products#Mi_Series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wiki.lineageos.org/devices/polaris" xlink:type="simple">Mi MIX 2S</text:a></text:p>
          </table:table-cell>
          <table:table-cell table:style-name="ce5" office:value-type="string" calcext:value-type="string">
            <text:p><text:a xlink:href="https://wiki.lineageos.org/devices/polaris" xlink:type="simple">polaris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99" calcext:value-type="float">
            <text:p>5,99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https://en.wikipedia.org/wiki/List_of_Xiaomi_products#Mi_Series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wiki.lineageos.org/devices/scorpio" xlink:type="simple">Mi Note 2</text:a></text:p>
          </table:table-cell>
          <table:table-cell table:style-name="ce5" office:value-type="string" calcext:value-type="string">
            <text:p><text:a xlink:href="https://wiki.lineageos.org/devices/scorpio" xlink:type="simple">scorpio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7" calcext:value-type="float">
            <text:p>5,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List_of_Xiaomi_products#Mi_Series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wiki.lineageos.org/devices/jason" xlink:type="simple">Mi Note 3</text:a></text:p>
          </table:table-cell>
          <table:table-cell table:style-name="ce5" office:value-type="string" calcext:value-type="string">
            <text:p><text:a xlink:href="https://wiki.lineageos.org/devices/jason" xlink:type="simple">jason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https://en.wikipedia.org/wiki/List_of_Xiaomi_products#Mi_Series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wiki.lineageos.org/devices/beryllium" xlink:type="simple">Poco F1</text:a></text:p>
          </table:table-cell>
          <table:table-cell table:style-name="ce5" office:value-type="string" calcext:value-type="string">
            <text:p><text:a xlink:href="https://wiki.lineageos.org/devices/beryllium" xlink:type="simple">beryllium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6.18" calcext:value-type="float">
            <text:p>6,18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https://en.wikipedia.org/wiki/Xiaomi_Pocophone_F1</text:p>
          </table:table-cell>
        </table:table-row>
        <table:table-row table:style-name="ro1">
          <table:table-cell/>
          <table:table-cell table:style-name="ce14" office:value-type="string" calcext:value-type="string">
            <text:p><text:a xlink:href="https://wiki.lineageos.org/devices/armani" xlink:type="simple">Redmi 1S</text:a></text:p>
          </table:table-cell>
          <table:table-cell table:style-name="ce5" office:value-type="string" calcext:value-type="string">
            <text:p><text:a xlink:href="https://wiki.lineageos.org/devices/armani" xlink:type="simple">armani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4.7" calcext:value-type="float">
            <text:p>4,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Redmi#Redmi</text:p>
          </table:table-cell>
        </table:table-row>
        <table:table-row table:style-name="ro1">
          <table:table-cell/>
          <table:table-cell table:style-name="ce14" office:value-type="string" calcext:value-type="string">
            <text:p><text:a xlink:href="https://wiki.lineageos.org/devices/ido" xlink:type="simple">Redmi 3/Prime</text:a></text:p>
          </table:table-cell>
          <table:table-cell table:style-name="ce5" office:value-type="string" calcext:value-type="string">
            <text:p><text:a xlink:href="https://wiki.lineageos.org/devices/ido" xlink:type="simple">ido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https://en.wikipedia.org/wiki/Redmi_Note_Prime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wiki.lineageos.org/devices/land" xlink:type="simple">Redmi 3S/3X</text:a></text:p>
          </table:table-cell>
          <table:table-cell table:style-name="ce5" office:value-type="string" calcext:value-type="string">
            <text:p><text:a xlink:href="https://wiki.lineageos.org/devices/land" xlink:type="simple">land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Xiaomi_Redmi_Note_3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wiki.lineageos.org/devices/santoni" xlink:type="simple">Redmi 4(X)</text:a></text:p>
          </table:table-cell>
          <table:table-cell table:style-name="ce5" office:value-type="string" calcext:value-type="string">
            <text:p><text:a xlink:href="https://wiki.lineageos.org/devices/santoni" xlink:type="simple">santoni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https://en.wikipedia.org/wiki/Redmi#Redmi</text:p>
          </table:table-cell>
        </table:table-row>
        <table:table-row table:style-name="ro1">
          <table:table-cell/>
          <table:table-cell table:style-name="ce14" office:value-type="string" calcext:value-type="string">
            <text:p><text:a xlink:href="https://wiki.lineageos.org/devices/kenzo" xlink:type="simple">Redmi Note 3</text:a></text:p>
          </table:table-cell>
          <table:table-cell table:style-name="ce5" office:value-type="string" calcext:value-type="string">
            <text:p><text:a xlink:href="https://wiki.lineageos.org/devices/kenzo" xlink:type="simple">kenzo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ttps://en.wikipedia.org/wiki/Redmi#Redmi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wiki.lineageos.org/devices/mido" xlink:type="simple">Redmi Note 4</text:a></text:p>
          </table:table-cell>
          <table:table-cell table:style-name="ce5" office:value-type="string" calcext:value-type="string">
            <text:p><text:a xlink:href="https://wiki.lineageos.org/devices/mido" xlink:type="simple">mido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5.5" calcext:value-type="float">
            <text:p>5,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ttps://en.wikipedia.org/wiki/Xiaomi_Redmi_Note_4</text:p>
          </table:table-cell>
        </table:table-row>
        <table:table-row table:style-name="ro1">
          <table:table-cell/>
          <table:table-cell table:style-name="ce14" office:value-type="string" calcext:value-type="string">
            <text:p><text:a xlink:href="https://wiki.lineageos.org/devices/whyred" xlink:type="simple">Redmi Note 5 Pro</text:a></text:p>
          </table:table-cell>
          <table:table-cell table:style-name="ce5" office:value-type="string" calcext:value-type="string">
            <text:p><text:a xlink:href="https://wiki.lineageos.org/devices/whyred" xlink:type="simple">whyred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6.26" calcext:value-type="float">
            <text:p>6,26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https://en.wikipedia.org/wiki/Redmi_Note_5</text:p>
          </table:table-cell>
        </table:table-row>
        <table:table-row table:style-name="ro1">
          <table:table-cell office:value-type="string" calcext:value-type="string">
            <text:p>&gt;&gt;&gt;&gt;&gt;</text:p>
          </table:table-cell>
          <table:table-cell table:style-name="ce15" office:value-type="string" calcext:value-type="string">
            <text:p><text:a xlink:href="https://wiki.lineageos.org/devices/violet" xlink:type="simple">Redmi Note 7 Pro</text:a></text:p>
          </table:table-cell>
          <table:table-cell table:style-name="ce5" office:value-type="string" calcext:value-type="string">
            <text:p><text:a xlink:href="https://wiki.lineageos.org/devices/violet" xlink:type="simple">violet</text:a></text:p>
          </table:table-cell>
          <table:table-cell table:style-name="ce5" office:value-type="string" calcext:value-type="string">
            <text:p>Phone</text:p>
          </table:table-cell>
          <table:table-cell office:value-type="float" office:value="6.3" calcext:value-type="float">
            <text:p>6,3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https://en.wikipedia.org/wiki/Redmi_Note_7</text:p>
          </table:table-cell>
        </table:table-row>
        <table:table-row table:style-name="ro1" table:number-rows-repeated="17">
          <table:table-cell/>
          <table:table-cell table:style-name="ce3"/>
          <table:table-cell table:style-name="ce5" table:number-columns-repeated="2"/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" table:number-columns-repeated="3"/>
          <table:table-cell table:number-columns-repeated="4"/>
        </table:table-row>
        <table:table-row table:style-name="ro1" table:number-rows-repeated="3">
          <table:table-cell/>
          <table:table-cell table:style-name="ce3"/>
          <table:table-cell table:style-name="ce5" table:number-columns-repeated="2"/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" table:number-columns-repeated="3"/>
          <table:table-cell table:number-columns-repeated="4"/>
        </table:table-row>
        <table:table-row table:style-name="ro1" table:number-rows-repeated="3">
          <table:table-cell/>
          <table:table-cell table:style-name="ce3"/>
          <table:table-cell table:style-name="ce5" table:number-columns-repeated="2"/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ce3"/>
          <table:table-cell table:style-name="ce5" table:number-columns-repeated="2"/>
          <table:table-cell table:number-columns-repeated="4"/>
        </table:table-row>
        <table:table-row table:style-name="ro1" table:number-rows-repeated="104838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uille2" table:style-name="ta1">
        <table:table-column table:style-name="co7" table:default-cell-style-name="ce7"/>
        <table:table-column table:style-name="co8" table:default-cell-style-name="Default"/>
        <table:table-column table:style-name="co9" table:number-columns-repeated="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table:style-name="ce18" office:value-type="string" calcext:value-type="string">
            <text:p>Zen M1</text:p>
          </table:table-cell>
          <table:table-cell table:style-name="ce18" office:value-type="string" calcext:value-type="string">
            <text:p>Zen 6</text:p>
          </table:table-cell>
          <table:table-cell table:style-name="ce32" office:value-type="string" calcext:value-type="string">
            <text:p>Redmi</text:p>
          </table:table-cell>
          <table:table-cell table:style-name="ce18" office:value-type="string" calcext:value-type="string">
            <text:p>N7</text:p>
          </table:table-cell>
          <table:table-cell table:style-name="ce18" office:value-type="string" calcext:value-type="string">
            <text:p>Armell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agonale (pouces)</text:p>
          </table:table-cell>
          <table:table-cell/>
          <table:table-cell office:value-type="float" office:value="5.99" calcext:value-type="float">
            <text:p>5,99</text:p>
          </table:table-cell>
          <table:table-cell office:value-type="float" office:value="6.4" calcext:value-type="float">
            <text:p>6,4</text:p>
          </table:table-cell>
          <table:table-cell office:value-type="float" office:value="6.3" calcext:value-type="float">
            <text:p>6,3</text:p>
          </table:table-cell>
          <table:table-cell office:value-type="float" office:value="7.02" calcext:value-type="float">
            <text:p>7,02</text:p>
          </table:table-cell>
          <table:table-cell office:value-type="float" office:value="5.45" calcext:value-type="float">
            <text:p>5,45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 table:number-columns-spanned="1" table:number-rows-spanned="2">
            <text:p>Ratio écran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9.5" calcext:value-type="float">
            <text:p>19,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table:formula="of:=SQRT(([.C3]*[.C3])/([.C4]*[.C4]+[.C5]*[.C5]))" office:value-type="float" office:value="0.297645493004972" calcext:value-type="float">
            <text:p>0,297645493004972</text:p>
          </table:table-cell>
          <table:table-cell table:style-name="ce29" table:formula="of:=SQRT(([.D3]*[.D3])/([.D4]*[.D4]+[.D5]*[.D5]))" office:value-type="float" office:value="0.29799692619502" calcext:value-type="float">
            <text:p>0,29799692619502</text:p>
          </table:table-cell>
          <table:table-cell table:style-name="ce29" table:formula="of:=SQRT(([.E3]*[.E3])/([.E4]*[.E4]+[.E5]*[.E5]))" office:value-type="float" office:value="0.293340724223223" calcext:value-type="float">
            <text:p>0,293340724223223</text:p>
          </table:table-cell>
          <table:table-cell table:style-name="ce29" table:formula="of:=SQRT(([.F3]*[.F3])/([.F4]*[.F4]+[.F5]*[.F5]))" office:value-type="float" office:value="0.372059255882232" calcext:value-type="float">
            <text:p>0,372059255882232</text:p>
          </table:table-cell>
          <table:table-cell table:style-name="ce29" table:formula="of:=SQRT(([.G3]*[.G3])/([.G4]*[.G4]+[.G5]*[.G5]))" office:value-type="float" office:value="0.270812677274974" calcext:value-type="float">
            <text:p>0,270812677274974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 table:number-columns-spanned="1" table:number-rows-spanned="2">
            <text:p>Taille écran</text:p>
          </table:table-cell>
          <table:table-cell table:style-name="ce1"/>
          <table:table-cell table:style-name="ce36" table:formula="of:=[.C6]*[.C4]*2.54" office:value-type="currency" office:currency="cm" office:value="13.6083519401873" calcext:value-type="currency">
            <text:p>13,61 cm</text:p>
          </table:table-cell>
          <table:table-cell table:style-name="ce36" table:formula="of:=[.D6]*[.D4]*2.54" office:value-type="currency" office:currency="cm" office:value="14.7597877544393" calcext:value-type="currency">
            <text:p>14,76 cm</text:p>
          </table:table-cell>
          <table:table-cell table:style-name="ce36" table:formula="of:=[.E6]*[.E4]*2.54" office:value-type="currency" office:currency="cm" office:value="14.5291660707762" calcext:value-type="currency">
            <text:p>14,53 cm</text:p>
          </table:table-cell>
          <table:table-cell table:style-name="ce36" table:formula="of:=[.F6]*[.F4]*2.54" office:value-type="currency" office:currency="cm" office:value="15.1204881590539" calcext:value-type="currency">
            <text:p>15,12 cm</text:p>
          </table:table-cell>
          <table:table-cell table:style-name="ce36" table:formula="of:=[.G6]*[.G4]*2.54" office:value-type="currency" office:currency="cm" office:value="12.3815556050118" calcext:value-type="currency">
            <text:p>12,38 cm</text:p>
          </table:table-cell>
          <table:table-cell table:formula="of:=[.C7]-[.G7]" office:value-type="float" office:value="1.22679633517546" calcext:value-type="float">
            <text:p>1,22679633517546</text:p>
          </table:table-cell>
          <table:table-cell table:style-name="ce40" table:formula="of:=[.F7]-[.G7]" office:value-type="currency" office:currency="cm" office:value="2.73893255404209" calcext:value-type="currency">
            <text:p>2,74 cm</text:p>
          </table:table-cell>
        </table:table-row>
        <table:table-row table:style-name="ro1">
          <table:covered-table-cell table:style-name="ce18"/>
          <table:table-cell table:style-name="ce1"/>
          <table:table-cell table:style-name="ce36" table:formula="of:=[.C6]*[.C5]*2.54" office:value-type="currency" office:currency="cm" office:value="6.80417597009366" calcext:value-type="currency">
            <text:p>6,80 cm</text:p>
          </table:table-cell>
          <table:table-cell table:style-name="ce36" table:formula="of:=[.D6]*[.D5]*2.54" office:value-type="currency" office:currency="cm" office:value="6.81220973281816" calcext:value-type="currency">
            <text:p>6,81 cm</text:p>
          </table:table-cell>
          <table:table-cell table:style-name="ce36" table:formula="of:=[.E6]*[.E5]*2.54" office:value-type="currency" office:currency="cm" office:value="6.70576895574287" calcext:value-type="currency">
            <text:p>6,71 cm</text:p>
          </table:table-cell>
          <table:table-cell table:style-name="ce36" table:formula="of:=[.F6]*[.F5]*2.54" office:value-type="currency" office:currency="cm" office:value="9.4503050994087" calcext:value-type="currency">
            <text:p>9,45 cm</text:p>
          </table:table-cell>
          <table:table-cell table:style-name="ce36" table:formula="of:=[.G6]*[.G5]*2.54" office:value-type="currency" office:currency="cm" office:value="6.19077780250592" calcext:value-type="currency">
            <text:p>6,19 cm</text:p>
          </table:table-cell>
          <table:table-cell table:formula="of:=[.C8]-[.G8]" office:value-type="float" office:value="0.613398167587742" calcext:value-type="float">
            <text:p>0,613398167587742</text:p>
          </table:table-cell>
          <table:table-cell table:style-name="ce40" table:formula="of:=[.F8]-[.G8]" office:value-type="currency" office:currency="cm" office:value="3.25952729690278" calcext:value-type="currency">
            <text:p>3,26 cm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 table:number-columns-spanned="1" table:number-rows-spanned="2">
            <text:p>Taille device</text:p>
          </table:table-cell>
          <table:table-cell/>
          <table:table-cell table:style-name="ce36" office:value-type="currency" office:currency="cm" office:value="15.9" calcext:value-type="currency">
            <text:p>15,90 cm</text:p>
          </table:table-cell>
          <table:table-cell table:style-name="ce36" office:value-type="currency" office:currency="cm" office:value="15.91" calcext:value-type="currency">
            <text:p>15,91 cm</text:p>
          </table:table-cell>
          <table:table-cell table:style-name="ce36" office:value-type="currency" office:currency="cm" office:value="15.9" calcext:value-type="currency">
            <text:p>15,90 cm</text:p>
          </table:table-cell>
          <table:table-cell table:style-name="ce36" office:value-type="currency" office:currency="cm" office:value="20" calcext:value-type="currency">
            <text:p>20,00 cm</text:p>
          </table:table-cell>
          <table:table-cell table:style-name="ce36" office:value-type="currency" office:currency="cm" office:value="14.8" calcext:value-type="currency">
            <text:p>14,80 cm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36" office:value-type="currency" office:currency="cm" office:value="7.6" calcext:value-type="currency">
            <text:p>7,60 cm</text:p>
          </table:table-cell>
          <table:table-cell table:style-name="ce36" office:value-type="currency" office:currency="cm" office:value="7.54" calcext:value-type="currency">
            <text:p>7,54 cm</text:p>
          </table:table-cell>
          <table:table-cell table:style-name="ce36" office:value-type="currency" office:currency="cm" office:value="7.5" calcext:value-type="currency">
            <text:p>7,50 cm</text:p>
          </table:table-cell>
          <table:table-cell table:style-name="ce36" office:value-type="currency" office:currency="cm" office:value="11.4" calcext:value-type="currency">
            <text:p>11,40 cm</text:p>
          </table:table-cell>
          <table:table-cell table:style-name="ce36" office:value-type="currency" office:currency="cm" office:value="7.2" calcext:value-type="currency">
            <text:p>7,20 cm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 table:number-columns-spanned="1" table:number-rows-spanned="2">
            <text:p>Marge</text:p>
          </table:table-cell>
          <table:table-cell/>
          <table:table-cell table:style-name="ce37" table:formula="of:=[.C10]-[.C7]" office:value-type="currency" office:currency="cm" office:value="2.29164805981268" calcext:value-type="currency">
            <text:p>2,29 cm</text:p>
          </table:table-cell>
          <table:table-cell table:style-name="ce37" table:formula="of:=[.D10]-[.D7]" office:value-type="currency" office:currency="cm" office:value="1.15021224556066" calcext:value-type="currency">
            <text:p>1,15 cm</text:p>
          </table:table-cell>
          <table:table-cell table:style-name="ce37" table:formula="of:=[.E10]-[.E7]" office:value-type="currency" office:currency="cm" office:value="1.37083392922377" calcext:value-type="currency">
            <text:p>1,37 cm</text:p>
          </table:table-cell>
          <table:table-cell table:style-name="ce37" table:formula="of:=[.F10]-[.F7]" office:value-type="currency" office:currency="cm" office:value="4.87951184094608" calcext:value-type="currency">
            <text:p>4,88 cm</text:p>
          </table:table-cell>
          <table:table-cell table:style-name="ce37" table:formula="of:=[.G10]-[.G7]" office:value-type="currency" office:currency="cm" office:value="2.41844439498816" calcext:value-type="currency">
            <text:p>2,42 cm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37" table:formula="of:=[.C11]-[.C8]" office:value-type="currency" office:currency="cm" office:value="0.795824029906338" calcext:value-type="currency">
            <text:p>0,80 cm</text:p>
          </table:table-cell>
          <table:table-cell table:style-name="ce37" table:formula="of:=[.D11]-[.D8]" office:value-type="currency" office:currency="cm" office:value="0.727790267181842" calcext:value-type="currency">
            <text:p>0,73 cm</text:p>
          </table:table-cell>
          <table:table-cell table:style-name="ce37" table:formula="of:=[.E11]-[.E8]" office:value-type="currency" office:currency="cm" office:value="0.794231044257126" calcext:value-type="currency">
            <text:p>0,79 cm</text:p>
          </table:table-cell>
          <table:table-cell table:style-name="ce37" table:formula="of:=[.F11]-[.F8]" office:value-type="currency" office:currency="cm" office:value="1.9496949005913" calcext:value-type="currency">
            <text:p>1,95 cm</text:p>
          </table:table-cell>
          <table:table-cell table:style-name="ce37" table:formula="of:=[.G11]-[.G8]" office:value-type="currency" office:currency="cm" office:value="1.00922219749408" calcext:value-type="currency">
            <text:p>1,01 cm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8" office:value-type="string" calcext:value-type="string">
            <text:p>Prix indicatif</text:p>
          </table:table-cell>
          <table:table-cell/>
          <table:table-cell table:style-name="ce38" office:value-type="currency" office:currency="EUR" office:value="180" calcext:value-type="currency">
            <text:p>180,00 €</text:p>
          </table:table-cell>
          <table:table-cell table:style-name="ce38" office:value-type="currency" office:currency="EUR" office:value="550" calcext:value-type="currency">
            <text:p>550,00 €</text:p>
          </table:table-cell>
          <table:table-cell office:value-type="string" calcext:value-type="string">
            <text:p>pas le 7pro</text:p>
          </table:table-cell>
          <table:table-cell table:style-name="ce38" office:value-type="currency" office:currency="EUR" office:value="200" calcext:value-type="currency">
            <text:p>200,00 €</text:p>
          </table:table-cell>
          <table:table-cell table:number-columns-repeated="3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cm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cm</number:currency-symbol>
      <style:map style:condition="value()&gt;=0" style:apply-style-name="N110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19:37:11.279574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20:05:32.313924119</meta:creation-date>
    <dc:date>2019-09-24T21:27:32.511344122</dc:date>
    <meta:editing-duration>PT2H14M35S</meta:editing-duration>
    <meta:editing-cycles>6</meta:editing-cycles>
    <meta:generator>LibreOffice/6.2.6.2$Linux_X86_64 LibreOffice_project/20$Build-2</meta:generator>
    <meta:document-statistic meta:table-count="2" meta:cell-count="968" meta:object-count="0"/>
  </office:meta>
</office:document-meta>
</file>